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18cm" svg:height="0.304cm" svg:x="0.932cm" svg:y="0.272cm">
          <text:p/>
        </draw:rect>
        <draw:g>
          <draw:ellipse draw:style-name="gr2" draw:text-style-name="P2" draw:layer="layout" svg:width="-0.14cm" svg:height="-0.302cm" svg:x="2.51cm" svg:y="0.59cm" draw:kind="arc" draw:start-angle="178.71" draw:end-angle="0.34">
            <text:p/>
          </draw:ellipse>
          <draw:ellipse draw:style-name="gr2" draw:text-style-name="P2" draw:layer="layout" svg:width="-0.141cm" svg:height="-0.302cm" svg:x="2.649cm" svg:y="0.587cm" draw:kind="arc" draw:start-angle="178.71" draw:end-angle="0.34">
            <text:p/>
          </draw:ellipse>
          <draw:ellipse draw:style-name="gr2" draw:text-style-name="P2" draw:layer="layout" svg:width="-0.14cm" svg:height="-0.302cm" svg:x="2.788cm" svg:y="0.59cm" draw:kind="arc" draw:start-angle="178.71" draw:end-angle="0.34">
            <text:p/>
          </draw:ellipse>
          <draw:ellipse draw:style-name="gr2" draw:text-style-name="P2" draw:layer="layout" svg:width="-0.14cm" svg:height="-0.302cm" svg:x="2.37cm" svg:y="0.587cm" draw:kind="arc" draw:start-angle="178.71" draw:end-angle="0.34">
            <text:p/>
          </draw:ellipse>
          <draw:ellipse draw:style-name="gr2" draw:text-style-name="P2" draw:layer="layout" svg:width="-0.14cm" svg:height="-0.302cm" svg:x="2.231cm" svg:y="0.587cm" draw:kind="arc" draw:start-angle="178.71" draw:end-angle="0.34">
            <text:p/>
          </draw:ellipse>
          <draw:line draw:style-name="gr3" draw:text-style-name="P2" draw:layer="layout" svg:x1="2.789cm" svg:y1="0.458cm" svg:x2="2.093cm" svg:y2="0.458cm">
            <text:p/>
          </draw:line>
        </draw:g>
        <draw:line draw:style-name="gr4" draw:text-style-name="P3" draw:layer="layout" svg:x1="3.419cm" svg:y1="0.417cm" svg:x2="2.779cm" svg:y2="0.417cm">
          <text:p/>
        </draw:line>
        <draw:line draw:style-name="gr4" draw:text-style-name="P3" draw:layer="layout" svg:x1="2.079cm" svg:y1="0.407cm" svg:x2="1.763cm" svg:y2="0.407cm">
          <text:p/>
        </draw:line>
        <draw:line draw:style-name="gr4" draw:text-style-name="P3" draw:layer="layout" svg:x1="0.341cm" svg:y1="0.425cm" svg:x2="0.927cm" svg:y2="0.425cm">
          <text:p/>
        </draw:line>
        <draw:line draw:style-name="gr4" draw:text-style-name="P3" draw:layer="layout" svg:x1="3.439cm" svg:y1="2.58cm" svg:x2="0.35cm" svg:y2="2.58cm">
          <text:p/>
        </draw:line>
        <draw:line draw:style-name="gr5" draw:text-style-name="P3" draw:layer="layout" svg:x1="1.102cm" svg:y1="1.168cm" svg:x2="1.884cm" svg:y2="1.168cm">
          <text:p/>
        </draw:line>
        <draw:frame draw:style-name="gr6" draw:layer="layout" svg:width="0.943cm" svg:height="0.531cm" svg:x="1.907cm" svg:y="1.0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789cm" svg:height="0.532cm" svg:x="0.33cm" svg:y="1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75cm" svg:height="0.99cm" svg:x="0.157cm" svg:y="0.417cm">
          <draw:text-box>
            <text:p>+</text:p>
          </draw:text-box>
        </draw:frame>
        <draw:frame draw:style-name="gr8" draw:layer="layout" svg:width="0.304cm" svg:height="0.962cm" svg:x="0.412cm" svg:y="1.565cm">
          <draw:text-box>
            <text:p>-</text:p>
          </draw:text-box>
        </draw:frame>
        <draw:frame draw:style-name="gr6" draw:layer="layout" svg:width="0.611cm" svg:height="0.53cm" svg:x="0.999cm" svg:y="0.5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974cm" svg:height="0.53cm" svg:x="1.886cm" svg:y="0.50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667cm" svg:height="0.588cm" svg:x="3.579cm" svg:y="0.8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.051cm" svg:height="0.528cm" svg:x="3.566cm" svg:y="1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1" draw:text-style-name="P1" draw:layer="layout" svg:width="0.818cm" svg:height="0.304cm" draw:transform="rotate (1.5707963267946) translate (3.287cm 2.312cm)">
          <text:p/>
        </draw:rect>
        <draw:g>
          <draw:ellipse draw:style-name="gr2" draw:text-style-name="P2" draw:layer="layout" svg:width="0.14cm" svg:height="0.302cm" draw:transform="rotate (1.5707963267946) translate (3.267cm 0.948cm)" draw:kind="arc" draw:start-angle="179.62" draw:end-angle="1.12">
            <text:p/>
          </draw:ellipse>
          <draw:ellipse draw:style-name="gr2" draw:text-style-name="P2" draw:layer="layout" svg:width="0.141cm" svg:height="0.302cm" draw:transform="rotate (1.5707963267946) translate (3.27cm 0.81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67cm 0.67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7cm 1.088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7cm 1.227cm)" draw:kind="arc" draw:start-angle="179.62" draw:end-angle="1.12">
            <text:p/>
          </draw:ellipse>
          <draw:line draw:style-name="gr3" draw:text-style-name="P2" draw:layer="layout" svg:x1="3.399cm" svg:y1="0.529cm" svg:x2="3.399cm" svg:y2="1.225cm">
            <text:p/>
          </draw:line>
        </draw:g>
        <draw:line draw:style-name="gr4" draw:text-style-name="P3" draw:layer="layout" svg:x1="3.419cm" svg:y1="0.417cm" svg:x2="3.419cm" svg:y2="0.539cm">
          <text:p/>
        </draw:line>
        <draw:line draw:style-name="gr4" draw:text-style-name="P3" draw:layer="layout" svg:x1="3.419cm" svg:y1="1.209cm" svg:x2="3.419cm" svg:y2="1.484cm">
          <text:p/>
        </draw:line>
        <draw:line draw:style-name="gr4" draw:text-style-name="P3" draw:layer="layout" svg:x1="3.439cm" svg:y1="2.306cm" svg:x2="3.439cm" svg:y2="2.581cm">
          <text:p/>
        </draw:line>
        <draw:rect draw:style-name="gr1" draw:text-style-name="P1" draw:layer="layout" svg:width="0.818cm" svg:height="0.304cm" svg:x="5.347cm" svg:y="0.264cm">
          <text:p/>
        </draw:rect>
        <draw:g>
          <draw:ellipse draw:style-name="gr2" draw:text-style-name="P2" draw:layer="layout" svg:width="-0.14cm" svg:height="-0.302cm" svg:x="6.925cm" svg:y="0.582cm" draw:kind="arc" draw:start-angle="178.71" draw:end-angle="0.34">
            <text:p/>
          </draw:ellipse>
          <draw:ellipse draw:style-name="gr2" draw:text-style-name="P2" draw:layer="layout" svg:width="-0.141cm" svg:height="-0.302cm" svg:x="7.064cm" svg:y="0.579cm" draw:kind="arc" draw:start-angle="178.71" draw:end-angle="0.34">
            <text:p/>
          </draw:ellipse>
          <draw:ellipse draw:style-name="gr2" draw:text-style-name="P2" draw:layer="layout" svg:width="-0.14cm" svg:height="-0.302cm" svg:x="7.203cm" svg:y="0.582cm" draw:kind="arc" draw:start-angle="178.71" draw:end-angle="0.34">
            <text:p/>
          </draw:ellipse>
          <draw:ellipse draw:style-name="gr2" draw:text-style-name="P2" draw:layer="layout" svg:width="-0.14cm" svg:height="-0.302cm" svg:x="6.785cm" svg:y="0.579cm" draw:kind="arc" draw:start-angle="178.71" draw:end-angle="0.34">
            <text:p/>
          </draw:ellipse>
          <draw:ellipse draw:style-name="gr2" draw:text-style-name="P2" draw:layer="layout" svg:width="-0.14cm" svg:height="-0.302cm" svg:x="6.646cm" svg:y="0.579cm" draw:kind="arc" draw:start-angle="178.71" draw:end-angle="0.34">
            <text:p/>
          </draw:ellipse>
          <draw:line draw:style-name="gr3" draw:text-style-name="P2" draw:layer="layout" svg:x1="7.204cm" svg:y1="0.45cm" svg:x2="6.508cm" svg:y2="0.45cm">
            <text:p/>
          </draw:line>
        </draw:g>
        <draw:line draw:style-name="gr4" draw:text-style-name="P3" draw:layer="layout" svg:x1="7.834cm" svg:y1="0.409cm" svg:x2="7.194cm" svg:y2="0.409cm">
          <text:p/>
        </draw:line>
        <draw:line draw:style-name="gr4" draw:text-style-name="P3" draw:layer="layout" svg:x1="6.494cm" svg:y1="0.399cm" svg:x2="6.178cm" svg:y2="0.399cm">
          <text:p/>
        </draw:line>
        <draw:line draw:style-name="gr4" draw:text-style-name="P3" draw:layer="layout" svg:x1="4.756cm" svg:y1="0.417cm" svg:x2="5.342cm" svg:y2="0.417cm">
          <text:p/>
        </draw:line>
        <draw:line draw:style-name="gr4" draw:text-style-name="P3" draw:layer="layout" svg:x1="8.098cm" svg:y1="2.584cm" svg:x2="4.765cm" svg:y2="2.584cm">
          <text:p/>
        </draw:line>
        <draw:line draw:style-name="gr5" draw:text-style-name="P3" draw:layer="layout" svg:x1="5.466cm" svg:y1="1.157cm" svg:x2="6.248cm" svg:y2="1.157cm">
          <text:p/>
        </draw:line>
        <draw:frame draw:style-name="gr6" draw:layer="layout" svg:width="0.943cm" svg:height="0.531cm" svg:x="6.126cm" svg:y="0.9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789cm" svg:height="0.532cm" svg:x="4.745cm" svg:y="1.23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9cm" svg:x="4.572cm" svg:y="0.409cm">
          <draw:text-box>
            <text:p>+</text:p>
          </draw:text-box>
        </draw:frame>
        <draw:frame draw:style-name="gr8" draw:layer="layout" svg:width="0.304cm" svg:height="0.962cm" svg:x="4.827cm" svg:y="1.557cm">
          <draw:text-box>
            <text:p>-</text:p>
          </draw:text-box>
        </draw:frame>
        <draw:frame draw:style-name="gr6" draw:layer="layout" svg:width="0.611cm" svg:height="0.53cm" svg:x="5.444cm" svg:y="0.5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74cm" svg:height="0.53cm" svg:x="6.37cm" svg:y="0.44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616cm" svg:height="0.529cm" svg:x="6.847cm" svg:y="2.5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052cm" svg:height="0.529cm" svg:x="7.762cm" svg:y="2.5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rect draw:style-name="gr1" draw:text-style-name="P1" draw:layer="layout" svg:width="0.818cm" svg:height="0.304cm" draw:transform="rotate (1.5707963267946) translate (7.438cm 2.192cm)">
          <text:p/>
        </draw:rect>
        <draw:g>
          <draw:ellipse draw:style-name="gr2" draw:text-style-name="P2" draw:layer="layout" svg:width="0.14cm" svg:height="0.302cm" draw:transform="rotate (1.5707963267946) translate (7.944cm 1.834cm)" draw:kind="arc" draw:start-angle="179.62" draw:end-angle="1.12">
            <text:p/>
          </draw:ellipse>
          <draw:ellipse draw:style-name="gr2" draw:text-style-name="P2" draw:layer="layout" svg:width="0.141cm" svg:height="0.302cm" draw:transform="rotate (1.5707963267946) translate (7.947cm 1.696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7.944cm 1.556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7.947cm 1.974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7.947cm 2.113cm)" draw:kind="arc" draw:start-angle="179.62" draw:end-angle="1.12">
            <text:p/>
          </draw:ellipse>
          <draw:line draw:style-name="gr3" draw:text-style-name="P2" draw:layer="layout" svg:x1="8.076cm" svg:y1="1.415cm" svg:x2="8.076cm" svg:y2="2.111cm">
            <text:p/>
          </draw:line>
        </draw:g>
        <draw:line draw:style-name="gr4" draw:text-style-name="P3" draw:layer="layout" svg:x1="7.586cm" svg:y1="2.186cm" svg:x2="7.586cm" svg:y2="2.583cm">
          <text:p/>
        </draw:line>
        <draw:line draw:style-name="gr4" draw:text-style-name="P3" draw:layer="layout" svg:x1="8.098cm" svg:y1="2.105cm" svg:x2="8.098cm" svg:y2="2.584cm">
          <text:p/>
        </draw:line>
        <draw:line draw:style-name="gr4" draw:text-style-name="P3" draw:layer="layout" svg:x1="7.58cm" svg:y1="1.06cm" svg:x2="8.098cm" svg:y2="1.06cm">
          <text:p/>
        </draw:line>
        <draw:line draw:style-name="gr4" draw:text-style-name="P3" draw:layer="layout" svg:x1="7.834cm" svg:y1="1.06cm" svg:x2="7.834cm" svg:y2="0.409cm">
          <text:p/>
        </draw:line>
        <draw:line draw:style-name="gr4" draw:text-style-name="P3" draw:layer="layout" svg:x1="7.58cm" svg:y1="1.364cm" svg:x2="7.58cm" svg:y2="1.06cm">
          <text:p/>
        </draw:line>
        <draw:line draw:style-name="gr4" draw:text-style-name="P3" draw:layer="layout" svg:x1="8.098cm" svg:y1="1.415cm" svg:x2="8.098cm" svg:y2="1.06cm">
          <text:p/>
        </draw:line>
        <draw:frame draw:style-name="gr9" draw:text-style-name="P4" draw:layer="layout" svg:width="1.078cm" svg:height="0.911cm" svg:x="4.409cm" svg:y="2.909cm">
          <draw:text-box>
            <text:p><text:span text:style-name="T1">الف</text:span></text:p>
          </draw:text-box>
        </draw:frame>
        <draw:frame draw:style-name="gr9" draw:text-style-name="P4" draw:layer="layout" svg:width="0.714cm" svg:height="0.911cm" svg:x="3.36cm" svg:y="2.926cm">
          <draw:text-box>
            <text:p><text:span text:style-name="T1">با</text:span></text:p>
          </draw:text-box>
        </draw:frame>
        <draw:frame draw:style-name="gr6" draw:layer="layout" svg:width="1.717cm" svg:height="0.529cm" svg:x="4.704cm" svg:y="2.5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3.787cm" svg:height="0.909cm" svg:x="0.246cm" svg:y="2.616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row>
        <math:mi>s</math:mi>
        <math:mi>,</math:mi>
        <math:mi math:fontstyle="italic">bb</math:mi>
      </math:mrow>
    </math:msub>
    <math:annotation math:encoding="StarMath 5.0">I_{s,bb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c</math:mi>
      </math:msub>
      <math:mo math:stretchy="false">≫</math:mo>
      <math:msub>
        <math:mi>X</math:mi>
        <math:mi>m</math:mi>
      </math:msub>
    </math:mrow>
    <math:annotation math:encoding="StarMath 5.0">R_c &gt;&gt; X_m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table>
          <math:mtr>
            <math:mrow>
              <math:mrow>
                <math:mrow>
                  <math:msub>
                    <math:mi>Z</math:mi>
                    <math:mi math:fontstyle="italic">bb</math:mi>
                  </math:msub>
                  <math:mo math:stretchy="false">=</math:mo>
                  <math:mrow>
                    <math:mrow>
                      <math:msub>
                        <math:mi>R</math:mi>
                        <math:mi>s</math:mi>
                      </math:msub>
                      <math:mo math:stretchy="false">+</math:mo>
                      <math:msubsup>
                        <math:mi>R</math:mi>
                        <math:mi>c</math:mi>
                        <math:mrow>
                          <math:mrow/>
                          <math:mo math:stretchy="false">∗</math:mo>
                          <math:mrow/>
                        </math:mrow>
                      </math:msubsup>
                    </math:mrow>
                    <math:mo math:stretchy="false">+</math:mo>
                    <math:mi>j</math:mi>
                  </math:mrow>
                </math:mrow>
                <math:mrow>
                  <math:msub>
                    <math:mi>X</math:mi>
                    <math:mi>s</math:mi>
                  </math:msub>
                  <math:mo math:stretchy="false">+</math:mo>
                  <math:mi>j</math:mi>
                </math:mrow>
                <math:msub>
                  <math:mi>X</math:mi>
                  <math:mi>m</math:mi>
                </math:msub>
              </math:mrow>
            </math:mrow>
          </math:mtr>
          <math:mtr>
            <math:mrow>
              <math:mrow>
                <math:mrow>
                  <math:mphantom>
                    <math:mstyle>
                      <math:mrow>
                        <math:msub>
                          <math:mi>Z</math:mi>
                          <math:mi math:fontstyle="italic">bb</math:mi>
                        </math:msub>
                      </math:mrow>
                    </math:mstyle>
                  </math:mphantom>
                  <math:mo math:stretchy="false">=</math:mo>
                  <math:mrow>
                    <math:msub>
                      <math:mi>R</math:mi>
                      <math:mi math:fontstyle="italic">bb</math:mi>
                    </math:msub>
                    <math:mo math:stretchy="false">+</math:mo>
                    <math:mi>j</math:mi>
                  </math:mrow>
                </math:mrow>
                <math:msub>
                  <math:mi>X</math:mi>
                  <math:mi math:fontstyle="italic">bb</math:mi>
                </math:msub>
              </math:mrow>
            </math:mrow>
          </math:mtr>
        </math:mtable>
      </math:mrow>
    </math:mstyle>
    <math:annotation math:encoding="StarMath 5.0">size *0.8 {stack {alignl Z_{bb}= R_s + R^{{}*{}}_c + j X_s + j X_m # alignl phantom {Z_bb} =R_bb + j X_bb 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row>
        <math:mi>s</math:mi>
        <math:mi>,</math:mi>
        <math:mi math:fontstyle="italic">bb</math:mi>
      </math:mrow>
    </math:msub>
    <math:annotation math:encoding="StarMath 5.0">I_{s,bb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b</math:mi>
    </math:msub>
    <math:annotation math:encoding="StarMath 5.0">V_bb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b</math:mi>
    </math:msub>
    <math:annotation math:encoding="StarMath 5.0">V_bb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c</math:mi>
      <math:mrow>
        <math:mrow/>
        <math:mo math:stretchy="false">∗</math:mo>
        <math:mrow/>
      </math:mrow>
    </math:msubsup>
    <math:annotation math:encoding="StarMath 5.0">R^{{}*{}}_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